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D0000004A119E16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b3d1df" draw:fill-gradient-name="Gradient_20_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b3d1df" draw:fill-gradient-name="Gradient_20_2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5089a8" draw:textarea-horizontal-align="justify" draw:textarea-vertical-align="top" draw:auto-grow-height="false" fo:padding-top="0.13cm" fo:padding-bottom="0.13cm" fo:padding-left="0.25cm" fo:padding-right="0.25cm" fo:wrap-option="wrap" draw:shadow-color="#80acc4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5089a8" draw:textarea-horizontal-align="justify" draw:textarea-vertical-align="middle" draw:auto-grow-height="false" draw:auto-grow-width="false" fo:min-height="7.361cm" fo:min-width="0cm" fo:padding-top="0.13cm" fo:padding-bottom="0.13cm" fo:padding-left="0.25cm" fo:padding-right="0.25cm" fo:wrap-option="wrap" draw:shadow-color="#80acc4"/>
    </style:style>
    <style:style style:name="pr2" style:family="presentation" style:parent-style-name="Title1-subtitle">
      <style:graphic-properties draw:stroke="none" draw:fill="none" draw:fill-color="#5089a8" draw:textarea-horizontal-align="justify" draw:textarea-vertical-align="top" draw:auto-grow-height="false" draw:auto-grow-width="false" fo:min-height="3.763cm" fo:min-width="0cm" fo:padding-top="0.13cm" fo:padding-bottom="0.13cm" fo:padding-left="0.25cm" fo:padding-right="0.25cm" fo:wrap-option="wrap" draw:shadow-color="#80acc4"/>
    </style:style>
    <style:style style:name="pr3" style:family="presentation" style:parent-style-name="Title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>
      <style:graphic-properties draw:stroke="none" draw:fill="none" draw:fill-color="#5089a8" draw:textarea-horizontal-align="right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acc4"/>
    </style:style>
    <style:style style:name="pr5" style:family="presentation" style:parent-style-name="Default-outline1">
      <style:graphic-properties draw:stroke="none" draw:fill="none" draw:fill-color="#5089a8" draw:textarea-horizontal-align="left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80acc4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outline1">
      <style:graphic-properties draw:stroke="none" draw:fill="none" draw:fill-color="#5089a8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80acc4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41cm" fo:margin-bottom="0cm" fo:line-height="8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141cm" fo:margin-bottom="0cm" fo:line-height="80%" fo:text-align="start" fo:text-indent="0cm"/>
    </style:style>
    <style:style style:name="P5" style:family="paragraph">
      <style:paragraph-properties fo:margin-left="0cm" fo:margin-right="0cm" fo:margin-top="0.141cm" fo:margin-bottom="0cm" fo:line-height="80%" fo:text-indent="0cm"/>
    </style:style>
    <style:style style:name="P6" style:family="paragraph">
      <style:paragraph-properties fo:margin-left="0cm" fo:margin-right="0cm" fo:margin-top="0.123cm" fo:margin-bottom="0cm" fo:line-height="80%" fo:text-indent="0cm"/>
    </style:style>
    <style:style style:name="P7" style:family="paragraph">
      <style:paragraph-properties fo:margin-left="0cm" fo:margin-right="0cm" fo:margin-top="0.176cm" fo:margin-bottom="0cm" fo:text-align="center" fo:text-indent="0cm" style:punctuation-wrap="hanging" style:line-break="stric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282cm" fo:margin-bottom="0cm" fo:text-indent="0cm"/>
    </style:style>
    <style:style style:name="P10" style:family="paragraph">
      <style:paragraph-properties fo:margin-left="0.952cm" fo:margin-right="0cm" fo:margin-top="0.282cm" fo:margin-bottom="0cm" fo:text-indent="-0.952cm"/>
    </style:style>
    <style:style style:name="P11" style:family="paragraph">
      <style:paragraph-properties fo:margin-left="0.952cm" fo:margin-right="0cm" fo:margin-top="0.423cm" fo:margin-bottom="0cm" fo:text-align="center" fo:text-indent="-0.952cm"/>
    </style:style>
    <style:style style:name="T1" style:family="text">
      <style:text-properties fo:font-size="26pt" fo:language="ru" fo:country="RU" style:font-size-asian="26pt" style:font-size-complex="26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size="20pt" fo:language="ru" fo:country="RU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font-size="10pt" fo:language="ru" fo:country="RU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24pt" fo:language="ru" fo:country="RU" fo:font-weight="normal" style:font-size-asian="24pt" style:font-weight-asian="normal" style:font-size-complex="24pt" style:font-weight-complex="normal"/>
    </style:style>
    <style:style style:name="T8" style:family="text">
      <style:text-properties fo:font-size="16pt" fo:language="ru" fo:country="RU" style:font-size-asian="16pt" style:font-size-complex="16pt"/>
    </style:style>
    <style:style style:name="T9" style:family="text">
      <style:text-properties fo:font-size="16pt" fo:language="en" fo:country="US" style:font-size-asian="16pt" style:font-size-complex="16pt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color="#006699" fo:font-size="20pt" fo:language="ru" fo:country="RU" fo:text-shadow="1pt 1pt" style:font-size-asian="20pt" style:font-size-complex="20pt"/>
    </style:style>
    <style:style style:name="T12" style:family="text">
      <style:text-properties fo:language="bg" fo:country="BG"/>
    </style:style>
    <style:style style:name="T13" style:family="text">
      <style:text-properties fo:language="ru" fo:country="RU"/>
    </style:style>
    <style:style style:name="T14" style:family="text">
      <style:text-properties fo:language="en" fo:country="US"/>
    </style:style>
    <style:style style:name="T15" style:family="text">
      <style:text-properties fo:font-size="48pt" fo:language="bg" fo:country="BG" style:font-size-asian="48pt" style:font-size-complex="48pt"/>
    </style:style>
    <text:list-style style:name="L1">
      <text:list-level-style-number text:level="1" style:num-format="">
        <style:list-level-properties/>
        <style:text-properties fo:color="#006699" fo:font-size="100%"/>
      </text:list-level-style-number>
    </text:list-style>
    <text:list-style style:name="L2">
      <text:list-level-style-number text:level="1" style:num-format="">
        <style:list-level-properties/>
        <style:text-properties fo:color="#5089a8" fo:font-size="60%"/>
      </text:list-level-style-number>
      <text:list-level-style-bullet text:level="2" text:bullet-char="">
        <style:list-level-properties text:space-before="1.27cm"/>
        <style:text-properties fo:font-family="Wingdings" style:font-pitch="variable" style:font-charset="x-symbol" fo:color="#5089a8" fo:font-size="6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5089a8" fo:font-size="6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5089a8" fo:font-size="60%"/>
      </text:list-level-style-bullet>
      <text:list-level-style-bullet text:level="5" text:bullet-char="">
        <style:list-level-properties text:space-before="5.08cm"/>
        <style:text-properties fo:font-family="Wingdings" style:font-pitch="variable" style:font-charset="x-symbol" fo:color="#5089a8" fo:font-size="60%"/>
      </text:list-level-style-bullet>
      <text:list-level-style-bullet text:level="6" text:bullet-char="">
        <style:list-level-properties text:space-before="5.08cm"/>
        <style:text-properties fo:font-family="Wingdings" style:font-pitch="variable" style:font-charset="x-symbol" fo:color="#5089a8" fo:font-size="60%"/>
      </text:list-level-style-bullet>
      <text:list-level-style-bullet text:level="7" text:bullet-char="">
        <style:list-level-properties text:space-before="5.08cm"/>
        <style:text-properties fo:font-family="Wingdings" style:font-pitch="variable" style:font-charset="x-symbol" fo:color="#5089a8" fo:font-size="60%"/>
      </text:list-level-style-bullet>
      <text:list-level-style-bullet text:level="8" text:bullet-char="">
        <style:list-level-properties text:space-before="5.08cm"/>
        <style:text-properties fo:font-family="Wingdings" style:font-pitch="variable" style:font-charset="x-symbol" fo:color="#5089a8" fo:font-size="60%"/>
      </text:list-level-style-bullet>
      <text:list-level-style-bullet text:level="9" text:bullet-char="">
        <style:list-level-properties text:space-before="5.08cm"/>
        <style:text-properties fo:font-family="Wingdings" style:font-pitch="variable" style:font-charset="x-symbol" fo:color="#5089a8" fo:font-size="60%"/>
      </text:list-level-style-bullet>
      <text:list-level-style-bullet text:level="10" text:bullet-char="">
        <style:list-level-properties text:space-before="5.08cm"/>
        <style:text-properties fo:font-family="Wingdings" style:font-pitch="variable" style:font-charset="x-symbol" fo:color="#5089a8" fo:font-size="60%"/>
      </text:list-level-style-bullet>
    </text:list-style>
    <text:list-style style:name="L3">
      <text:list-level-style-number text:level="1" style:num-format="">
        <style:list-level-properties/>
        <style:text-properties fo:color="#5089a8" fo:font-size="6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">
        <style:list-level-properties text:min-label-width="0.952cm"/>
        <style:text-properties fo:font-family="Wingdings" style:font-pitch="variable" style:font-charset="x-symbol" fo:color="#5089a8" fo:font-size="60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5089a8" fo:font-size="6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5089a8" fo:font-size="6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5089a8" fo:font-size="60%"/>
      </text:list-level-style-bullet>
      <text:list-level-style-bullet text:level="5" text:bullet-char="">
        <style:list-level-properties text:space-before="5.08cm" text:min-label-width="0.635cm"/>
        <style:text-properties fo:font-family="Wingdings" style:font-pitch="variable" style:font-charset="x-symbol" fo:color="#5089a8" fo:font-size="60%"/>
      </text:list-level-style-bullet>
      <text:list-level-style-bullet text:level="6" text:bullet-char="">
        <style:list-level-properties text:space-before="5.08cm" text:min-label-width="0.635cm"/>
        <style:text-properties fo:font-family="Wingdings" style:font-pitch="variable" style:font-charset="x-symbol" fo:color="#5089a8" fo:font-size="60%"/>
      </text:list-level-style-bullet>
      <text:list-level-style-bullet text:level="7" text:bullet-char="">
        <style:list-level-properties text:space-before="5.08cm" text:min-label-width="0.635cm"/>
        <style:text-properties fo:font-family="Wingdings" style:font-pitch="variable" style:font-charset="x-symbol" fo:color="#5089a8" fo:font-size="60%"/>
      </text:list-level-style-bullet>
      <text:list-level-style-bullet text:level="8" text:bullet-char="">
        <style:list-level-properties text:space-before="5.08cm" text:min-label-width="0.635cm"/>
        <style:text-properties fo:font-family="Wingdings" style:font-pitch="variable" style:font-charset="x-symbol" fo:color="#5089a8" fo:font-size="60%"/>
      </text:list-level-style-bullet>
      <text:list-level-style-bullet text:level="9" text:bullet-char="">
        <style:list-level-properties text:space-before="5.08cm" text:min-label-width="0.635cm"/>
        <style:text-properties fo:font-family="Wingdings" style:font-pitch="variable" style:font-charset="x-symbol" fo:color="#5089a8" fo:font-size="60%"/>
      </text:list-level-style-bullet>
      <text:list-level-style-bullet text:level="10" text:bullet-char="">
        <style:list-level-properties text:space-before="5.08cm" text:min-label-width="0.635cm"/>
        <style:text-properties fo:font-family="Wingdings" style:font-pitch="variable" style:font-charset="x-symbol" fo:color="#5089a8" fo:font-size="60%"/>
      </text:list-level-style-bullet>
    </text:list-style>
    <text:list-style style:name="L5">
      <text:list-level-style-number text:level="1" style:num-format="">
        <style:list-level-properties/>
        <style:text-properties fo:color="#5089a8" fo:font-size="60%"/>
      </text:list-level-style-number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5089a8" fo:font-size="6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5089a8" fo:font-size="6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5089a8" fo:font-size="60%"/>
      </text:list-level-style-bullet>
      <text:list-level-style-bullet text:level="5" text:bullet-char="">
        <style:list-level-properties text:space-before="5.08cm" text:min-label-width="0.635cm"/>
        <style:text-properties fo:font-family="Wingdings" style:font-pitch="variable" style:font-charset="x-symbol" fo:color="#5089a8" fo:font-size="60%"/>
      </text:list-level-style-bullet>
      <text:list-level-style-bullet text:level="6" text:bullet-char="">
        <style:list-level-properties text:space-before="5.08cm" text:min-label-width="0.635cm"/>
        <style:text-properties fo:font-family="Wingdings" style:font-pitch="variable" style:font-charset="x-symbol" fo:color="#5089a8" fo:font-size="60%"/>
      </text:list-level-style-bullet>
      <text:list-level-style-bullet text:level="7" text:bullet-char="">
        <style:list-level-properties text:space-before="5.08cm" text:min-label-width="0.635cm"/>
        <style:text-properties fo:font-family="Wingdings" style:font-pitch="variable" style:font-charset="x-symbol" fo:color="#5089a8" fo:font-size="60%"/>
      </text:list-level-style-bullet>
      <text:list-level-style-bullet text:level="8" text:bullet-char="">
        <style:list-level-properties text:space-before="5.08cm" text:min-label-width="0.635cm"/>
        <style:text-properties fo:font-family="Wingdings" style:font-pitch="variable" style:font-charset="x-symbol" fo:color="#5089a8" fo:font-size="60%"/>
      </text:list-level-style-bullet>
      <text:list-level-style-bullet text:level="9" text:bullet-char="">
        <style:list-level-properties text:space-before="5.08cm" text:min-label-width="0.635cm"/>
        <style:text-properties fo:font-family="Wingdings" style:font-pitch="variable" style:font-charset="x-symbol" fo:color="#5089a8" fo:font-size="60%"/>
      </text:list-level-style-bullet>
      <text:list-level-style-bullet text:level="10" text:bullet-char="">
        <style:list-level-properties text:space-before="5.08cm" text:min-label-width="0.635cm"/>
        <style:text-properties fo:font-family="Wingdings" style:font-pitch="variable" style:font-charset="x-symbol" fo:color="#5089a8" fo:font-size="60%"/>
      </text:list-level-style-bullet>
    </text:list-style>
  </office:automatic-styles>
  <office:body>
    <office:presentation>
      <presentation:footer-decl presentation:name="ftr1">СУ ФМИ РСМТ Тодор Балабанов М23553 София 2015</presentation:footer-decl>
      <presentation:date-time-decl presentation:name="dtd1" presentation:source="fixed">11 X 2015 г.</presentation:date-time-decl>
      <draw:page draw:name="МАГИСТРЪРСКА ТЕЗА  на тема  “Разпределена система за автоматизирано генериране на музикални мелодии, чрез взаимодействие между човек и компютър”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7.62cm" svg:x="1.905cm" svg:y="5.503cm" presentation:class="title" presentation:user-transformed="true">
          <draw:text-box>
            <text:list text:style-name="L1">
              <text:list-header>
                <text:p text:style-name="P1"><text:span text:style-name="T1">КУРСОВ ПРОЕКТ</text:span><text:span text:style-name="T2"><text:line-break/></text:span><text:span text:style-name="T3"><text:line-break/></text:span><text:span text:style-name="T4">на тема</text:span><text:span text:style-name="T5"><text:line-break/></text:span><text:span text:style-name="T6"><text:line-break/></text:span><text:span text:style-name="T7">“Разпределена система за автоматизирано генериране на музикални мелодии, чрез взаимодействие между човек и компютър”</text:span></text:p>
              </text:list-header>
            </text:list>
          </draw:text-box>
        </draw:frame>
        <draw:frame presentation:style-name="pr2" draw:text-style-name="P2" draw:layer="layout" svg:width="17.78cm" svg:height="4.022cm" svg:x="4.233cm" svg:y="13.97cm" presentation:class="subtitle" presentation:user-transformed="true">
          <draw:text-box>
            <text:list text:style-name="L2">
              <text:list-header>
                <text:p text:style-name="P3"><text:span text:style-name="T8">Разработил:</text:span><text:span text:style-name="T8"><text:tab/></text:span><text:span text:style-name="T8"><text:tab/></text:span><text:span text:style-name="T8"><text:tab/></text:span><text:span text:style-name="T8">Ръководител:</text:span></text:p>
              </text:list-header>
            </text:list>
            <text:p text:style-name="P3"><text:span text:style-name="T8">Тодор Димитров Балабанов</text:span><text:span text:style-name="T8"><text:tab/></text:span><text:span text:style-name="T9"><text:tab/></text:span><text:span text:style-name="T8">доц. д-р Милен Петров</text:span></text:p>
            <text:list text:continue-numbering="true" text:style-name="L2">
              <text:list-header>
                <text:p text:style-name="P4"><text:span text:style-name="T8">Ф№ М23553</text:span></text:p>
                <text:p text:style-name="P5"><text:span text:style-name="T8"/></text:p>
                <text:p text:style-name="P6"><text:span text:style-name="T10">София 2015</text:span></text:p>
              </text:list-header>
            </text:list>
          </draw:text-box>
        </draw:frame>
        <draw:custom-shape draw:style-name="gr1" draw:text-style-name="P2" draw:layer="layout" svg:width="21.59cm" svg:height="4.234cm" svg:x="1.905cm" svg:y="1.058cm">
          <text:list text:style-name="L3">
            <text:list-header>
              <text:p text:style-name="P7"><text:span text:style-name="T11">СОФИЙСКИ УНИВЕРСИТЕТ СВ. КЛИМЕНТ ОХРИДСКИ</text:span></text:p>
            </text:list-header>
            <text:list-item>
              <text:p text:style-name="P7"><text:span text:style-name="T11">ФАКУЛТЕТ ПО МАТЕМАТИКА И ИНФОРМАТИКА</text:span></text:p>
              <text:p text:style-name="P7"><text:span text:style-name="T11">ПРОГРАМА РАЗПРЕДЕЛЕНИ СИСТЕМИ И МОБИЛНИ ТЕХНОЛОГИИ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Съдържание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71cm" presentation:class="title" presentation:user-transformed="true">
          <draw:text-box>
            <text:list text:style-name="L1">
              <text:list-header>
                <text:p text:style-name="P8"><text:span text:style-name="T12">Съдържание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9"><text:span text:style-name="T13">Java RMI технология</text:span></text:p>
              </text:list-item>
              <text:list-item>
                <text:p text:style-name="P9"><text:span text:style-name="T13">MIDI стандарт</text:span></text:p>
              </text:list-item>
              <text:list-item>
                <text:p text:style-name="P9"><text:span text:style-name="T13">Диференциална еволюция</text:span></text:p>
              </text:list-item>
              <text:list-item>
                <text:p text:style-name="P9"><text:span text:style-name="T13">СУБД PostgreSQL</text:span></text:p>
              </text:list-item>
              <text:list-item>
                <text:p text:style-name="P9"><text:span text:style-name="T13">Java аплети</text:span></text:p>
              </text:list-item>
              <text:list-item>
                <text:p text:style-name="P9"><text:span text:style-name="T13">Софтуер с отворен код</text:span></text:p>
              </text:list-item>
              <text:list-item>
                <text:p text:style-name="P9"><text:span text:style-name="T13">Изводи и заключения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Java RMI технология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71cm" presentation:class="title" presentation:user-transformed="true">
          <draw:text-box>
            <text:list text:style-name="L1">
              <text:list-header>
                <text:p text:style-name="P8"><text:span text:style-name="T14">Java RMI </text:span><text:span text:style-name="T12">технолог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9"><text:span text:style-name="T12">Програмен интерфейс</text:span></text:p>
              </text:list-item>
              <text:list-item>
                <text:p text:style-name="P9"><text:span text:style-name="T12">Обектен вариант за извикване на отдалечени функции</text:span></text:p>
              </text:list-item>
              <text:list-item>
                <text:p text:style-name="P9"><text:span text:style-name="T12">Обмен на обекти</text:span></text:p>
              </text:list-item>
              <text:list-item>
                <text:p text:style-name="P9"><text:span text:style-name="T12">Платформена независимост за </text:span><text:span text:style-name="T14">Java </text:span><text:span text:style-name="T12">съвместими платформи</text:span></text:p>
              </text:list-item>
              <text:list-item>
                <text:p text:style-name="P9"><text:span text:style-name="T12">Разпределяне на изчисленията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MIDI стандарт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71cm" presentation:class="title" presentation:user-transformed="true">
          <draw:text-box>
            <text:list text:style-name="L1">
              <text:list-header>
                <text:p text:style-name="P8"><text:span text:style-name="T14">MIDI </text:span><text:span text:style-name="T12">стандарт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9"><text:span text:style-name="T12">Представяне на музика</text:span></text:p>
              </text:list-item>
              <text:list-item>
                <text:p text:style-name="P9"><text:span text:style-name="T12">Отворен стандарт с широко разпространение</text:span></text:p>
              </text:list-item>
              <text:list-item>
                <text:p text:style-name="P9"><text:span text:style-name="T12">Аналог на векторните формати при графиката (компактни данни)</text:span></text:p>
              </text:list-item>
              <text:list-item>
                <text:p text:style-name="P9"><text:span text:style-name="T12">Базиран на последователност от събития във времето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Диференциална еволюция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71cm" presentation:class="title" presentation:user-transformed="true">
          <draw:text-box>
            <text:list text:style-name="L1">
              <text:list-header>
                <text:p text:style-name="P8"><text:span text:style-name="T12">Диференциална еволюц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9"><text:span text:style-name="T12">Евристичен метод за оптимизация</text:span></text:p>
              </text:list-item>
              <text:list-item>
                <text:p text:style-name="P9"><text:span text:style-name="T12">Вероятностно обхождане на многомерни пространства</text:span></text:p>
              </text:list-item>
              <text:list-item>
                <text:p text:style-name="P9"><text:span text:style-name="T12">Многомерни и многомодални функции</text:span></text:p>
              </text:list-item>
              <text:list-item>
                <text:p text:style-name="P9"><text:span text:style-name="T12">Диференциален вектор</text:span></text:p>
              </text:list-item>
              <text:list-item>
                <text:p text:style-name="P9"><text:span text:style-name="T12">Висока степен за реализация на паралелна обработка (разпределена среда)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СУБД PostgreSQL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71cm" presentation:class="title" presentation:user-transformed="true">
          <draw:text-box>
            <text:list text:style-name="L1">
              <text:list-header>
                <text:p text:style-name="P8"><text:span text:style-name="T12">СУБД </text:span><text:span text:style-name="T14">PostgreSQL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9"><text:span text:style-name="T12">Обектно-релационна система за управление на бази от данни</text:span></text:p>
              </text:list-item>
              <text:list-item>
                <text:p text:style-name="P9"><text:span text:style-name="T12">Под свободен лиценз</text:span></text:p>
              </text:list-item>
              <text:list-item>
                <text:p text:style-name="P9"><text:span text:style-name="T12">Широка поддръжка на платформи</text:span></text:p>
              </text:list-item>
              <text:list-item>
                <text:p text:style-name="P9"><text:span text:style-name="T12">Съвместимост със стандартите</text:span></text:p>
              </text:list-item>
              <text:list-item>
                <text:p text:style-name="P9"><text:span text:style-name="T12">Множество вградени програмни езици</text:span></text:p>
              </text:list-item>
              <text:list-item>
                <text:p text:style-name="P9"><text:span text:style-name="T12">Най-мощното СУБД с отворен код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Java аплети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71cm" presentation:class="title" presentation:user-transformed="true">
          <draw:text-box>
            <text:list text:style-name="L1">
              <text:list-header>
                <text:p text:style-name="P8"><text:span text:style-name="T14">Java </text:span><text:span text:style-name="T12">аплет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9"><text:span text:style-name="T14">Java </text:span><text:span text:style-name="T12">е среда за разработка с отворен код и много голяма популярност</text:span></text:p>
              </text:list-item>
              <text:list-item>
                <text:p text:style-name="P9"><text:span text:style-name="T12">Аплетите са леки клиент, които не се инсталират от страна на клиента</text:span></text:p>
              </text:list-item>
              <text:list-item>
                <text:p text:style-name="P9"><text:span text:style-name="T12">Модел за сигурност, базиран на идеята за пясъчната кутия</text:span></text:p>
              </text:list-item>
              <text:list-item>
                <text:p text:style-name="P9"><text:span text:style-name="T12">Цифрово подписване на аплети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Софтуер с отворен код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71cm" presentation:class="title" presentation:user-transformed="true">
          <draw:text-box>
            <text:list text:style-name="L1">
              <text:list-header>
                <text:p text:style-name="P8"><text:span text:style-name="T12">Софтуер с отворен код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9"><text:span text:style-name="T12">Програмният код е достъпен за всички</text:span></text:p>
              </text:list-item>
              <text:list-item>
                <text:p text:style-name="P9"><text:span text:style-name="T12">Разпространяване на знания и умения</text:span></text:p>
              </text:list-item>
              <text:list-item>
                <text:p text:style-name="P9"><text:span text:style-name="T12">Ниска цена (но без гаранции)</text:span></text:p>
              </text:list-item>
              <text:list-item>
                <text:p text:style-name="P9"><text:span text:style-name="T12">Лицензна политика при отворения код</text:span></text:p>
              </text:list-item>
              <text:list-item>
                <text:p text:style-name="P9"><text:span text:style-name="T12">Предимства</text:span></text:p>
              </text:list-item>
              <text:list-item>
                <text:p text:style-name="P9"><text:span text:style-name="T12">Недостатъци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Изводи и заключения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71cm" presentation:class="title" presentation:user-transformed="true">
          <draw:text-box>
            <text:list text:style-name="L1">
              <text:list-header>
                <text:p text:style-name="P8"><text:span text:style-name="T12">Изводи и заключен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9"><text:span text:style-name="T12">Изработване на система</text:span></text:p>
              </text:list-item>
              <text:list-item>
                <text:p text:style-name="P9"><text:span text:style-name="T12">Обстойни тестове на приложението</text:span></text:p>
              </text:list-item>
              <text:list-item>
                <text:p text:style-name="P9"><text:span text:style-name="T12">Интересна научна област с множество възможности за бъдещи изследвания</text:span></text:p>
              </text:list-item>
              <text:list-item>
                <text:p text:style-name="P9"><text:span text:style-name="T12">Използване на водещи технологии</text:span></text:p>
              </text:list-item>
              <text:list-item>
                <text:p text:style-name="P9"><text:span text:style-name="T12">Гъвкав модел за управление на проекта</text:span></text:p>
              </text:list-item>
              <text:list-item>
                <text:p text:style-name="P9"><text:span text:style-name="T12">Възможности за печалба при комерсиално внедряване на системата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Въпроси и  отговори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2.86cm" svg:height="3.175cm" svg:x="1.27cm" svg:y="0.771cm" presentation:class="title" presentation:user-transformed="true">
          <draw:text-box>
            <text:list text:style-name="L1">
              <text:list-header>
                <text:p text:style-name="P8"><text:span text:style-name="T12">Въпроси и <text:s/>отговори</text:span></text:p>
              </text:list-header>
            </text:list>
          </draw:text-box>
        </draw:frame>
        <draw:frame presentation:style-name="pr7" draw:text-style-name="P2" draw:layer="layout" svg:width="22.86cm" svg:height="12.585cm" svg:x="1.27cm" svg:y="4.444cm" presentation:class="outline" presentation:user-transformed="true">
          <draw:text-box>
            <text:list text:style-name="L5">
              <text:list-header>
                <text:p text:style-name="P10"><text:span text:style-name="T12"/></text:p>
                <text:p text:style-name="P10"><text:span text:style-name="T12"/></text:p>
                <text:p text:style-name="P11"><text:span text:style-name="T15">Благодаря за вниманието!</text:span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1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80acc4" draw:end-color="#b3d1df" draw:start-intensity="100%" draw:end-intensity="100%" draw:angle="0" draw:border="0%"/>
    <draw:gradient draw:name="Gradient_20_3" draw:display-name="Gradient 3" draw:style="axial" draw:start-color="#b3d1df" draw:end-color="#80acc4" draw:start-intensity="100%" draw:end-intensity="100%" draw:angle="2250" draw:border="0%"/>
    <draw:gradient draw:name="Gradient_20_4" draw:display-name="Gradient 4" draw:style="linear" draw:start-color="#bbc6db" draw:end-color="#b3d1df" draw:start-intensity="100%" draw:end-intensity="100%" draw:angle="0" draw:border="0%"/>
    <draw:gradient draw:name="Gradient_20_5" draw:display-name="Gradient 5" draw:style="linear" draw:start-color="#80acc4" draw:end-color="#b3d1df" draw:start-intensity="100%" draw:end-intensity="100%" draw:angle="0" draw:border="0%"/>
    <draw:gradient draw:name="Gradient_20_6" draw:display-name="Gradient 6" draw:style="linear" draw:start-color="#b3d1df" draw:end-color="#bbc6db" draw:start-intensity="100%" draw:end-intensity="100%" draw:angle="2250" draw:border="0%"/>
    <draw:gradient draw:name="Gradient_20_7" draw:display-name="Gradient 7" draw:style="linear" draw:start-color="#b3d1df" draw:end-color="#526066" draw:start-intensity="100%" draw:end-intensity="100%" draw:angle="0" draw:border="0%"/>
    <draw:gradient draw:name="Gradient_20_8" draw:display-name="Gradient 8" draw:style="linear" draw:start-color="#47606d" draw:end-color="#80acc4" draw:start-intensity="100%" draw:end-intensity="100%" draw:angle="0" draw:border="0%"/>
    <draw:gradient draw:name="Gradient_20_9" draw:display-name="Gradient 9" draw:style="linear" draw:start-color="#b3d1df" draw:end-color="#80acc4" draw:start-intensity="100%" draw:end-intensity="100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b3d1df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">
            <style:list-level-properties text:min-label-width="0.952cm"/>
            <style:text-properties fo:font-family="Wingdings" style:font-pitch="variable" style:font-charset="x-symbol" fo:color="#5089a8" fo:font-size="60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5089a8" fo:font-size="6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5089a8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5089a8" fo:font-size="60%"/>
          </text:list-level-style-bullet>
          <text:list-level-style-bullet text:level="5" text:bullet-char="">
            <style:list-level-properties text:space-before="5.08cm" text:min-label-width="0.635cm"/>
            <style:text-properties fo:font-family="Wingdings" style:font-pitch="variable" style:font-charset="x-symbol" fo:color="#5089a8" fo:font-size="60%"/>
          </text:list-level-style-bullet>
          <text:list-level-style-bullet text:level="6" text:bullet-char="">
            <style:list-level-properties text:space-before="5.08cm" text:min-label-width="0.635cm"/>
            <style:text-properties fo:font-family="Wingdings" style:font-pitch="variable" style:font-charset="x-symbol" fo:color="#5089a8" fo:font-size="60%"/>
          </text:list-level-style-bullet>
          <text:list-level-style-bullet text:level="7" text:bullet-char="">
            <style:list-level-properties text:space-before="5.08cm" text:min-label-width="0.635cm"/>
            <style:text-properties fo:font-family="Wingdings" style:font-pitch="variable" style:font-charset="x-symbol" fo:color="#5089a8" fo:font-size="60%"/>
          </text:list-level-style-bullet>
          <text:list-level-style-bullet text:level="8" text:bullet-char="">
            <style:list-level-properties text:space-before="5.08cm" text:min-label-width="0.635cm"/>
            <style:text-properties fo:font-family="Wingdings" style:font-pitch="variable" style:font-charset="x-symbol" fo:color="#5089a8" fo:font-size="60%"/>
          </text:list-level-style-bullet>
          <text:list-level-style-bullet text:level="9" text:bullet-char="">
            <style:list-level-properties text:space-before="5.08cm" text:min-label-width="0.635cm"/>
            <style:text-properties fo:font-family="Wingdings" style:font-pitch="variable" style:font-charset="x-symbol" fo:color="#5089a8" fo:font-size="60%"/>
          </text:list-level-style-bullet>
          <text:list-level-style-bullet text:level="10" text:bullet-char="">
            <style:list-level-properties text:space-before="5.08cm" text:min-label-width="0.635cm"/>
            <style:text-properties fo:font-family="Wingdings" style:font-pitch="variable" style:font-charset="x-symbol" fo:color="#5089a8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6699" style:text-outline="false" style:text-line-through-style="none" style:text-line-through-type="none" style:text-position="0% 100%" style:font-name="Arial" fo:font-family="Arial" style:font-pitch="variable" fo:font-size="32pt" fo:font-style="normal" fo:text-shadow="1pt 1pt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">
            <style:list-level-properties text:space-before="5.08cm" text:min-label-width="0.635cm"/>
            <style:text-properties fo:font-family="Wingdings" style:font-pitch="variable" style:font-charset="x-symbol" fo:color="#5089a8" fo:font-size="60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5089a8" fo:font-size="6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5089a8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5089a8" fo:font-size="60%"/>
          </text:list-level-style-bullet>
          <text:list-level-style-bullet text:level="5" text:bullet-char="">
            <style:list-level-properties text:space-before="5.08cm" text:min-label-width="0.635cm"/>
            <style:text-properties fo:font-family="Wingdings" style:font-pitch="variable" style:font-charset="x-symbol" fo:color="#5089a8" fo:font-size="60%"/>
          </text:list-level-style-bullet>
          <text:list-level-style-bullet text:level="6" text:bullet-char="">
            <style:list-level-properties text:space-before="5.08cm" text:min-label-width="0.635cm"/>
            <style:text-properties fo:font-family="Wingdings" style:font-pitch="variable" style:font-charset="x-symbol" fo:color="#5089a8" fo:font-size="60%"/>
          </text:list-level-style-bullet>
          <text:list-level-style-bullet text:level="7" text:bullet-char="">
            <style:list-level-properties text:space-before="5.08cm" text:min-label-width="0.635cm"/>
            <style:text-properties fo:font-family="Wingdings" style:font-pitch="variable" style:font-charset="x-symbol" fo:color="#5089a8" fo:font-size="60%"/>
          </text:list-level-style-bullet>
          <text:list-level-style-bullet text:level="8" text:bullet-char="">
            <style:list-level-properties text:space-before="5.08cm" text:min-label-width="0.635cm"/>
            <style:text-properties fo:font-family="Wingdings" style:font-pitch="variable" style:font-charset="x-symbol" fo:color="#5089a8" fo:font-size="60%"/>
          </text:list-level-style-bullet>
          <text:list-level-style-bullet text:level="9" text:bullet-char="">
            <style:list-level-properties text:space-before="5.08cm" text:min-label-width="0.635cm"/>
            <style:text-properties fo:font-family="Wingdings" style:font-pitch="variable" style:font-charset="x-symbol" fo:color="#5089a8" fo:font-size="60%"/>
          </text:list-level-style-bullet>
          <text:list-level-style-bullet text:level="10" text:bullet-char="">
            <style:list-level-properties text:space-before="5.08cm" text:min-label-width="0.635cm"/>
            <style:text-properties fo:font-family="Wingdings" style:font-pitch="variable" style:font-charset="x-symbol" fo:color="#5089a8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6699" style:text-line-through-style="none" style:text-line-through-type="none" style:text-position="0% 100%" style:font-name="Arial" fo:font-family="Arial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6699" style:text-line-through-style="none" style:text-line-through-type="none" style:text-position="0% 100%" style:font-name="Arial" fo:font-family="Arial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99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6699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6699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6699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6699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6699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5089a8" fo:font-size="60%"/>
          </text:list-level-style-number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5089a8" fo:font-size="6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5089a8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5089a8" fo:font-size="60%"/>
          </text:list-level-style-bullet>
          <text:list-level-style-bullet text:level="5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6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7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8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9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10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99" style:text-outline="false" style:text-line-through-style="none" style:text-line-through-type="none" style:text-position="0% 100%" style:font-name="Arial" fo:font-family="Arial" style:font-pitch="variable" fo:font-size="32pt" fo:font-style="normal" fo:text-shadow="1pt 1pt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righ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99" style:text-outline="false" style:text-line-through-style="none" style:text-line-through-type="none" style:text-position="0% 100%" style:font-name="Arial" fo:font-family="Arial" style:font-pitch="variable" fo:font-size="44pt" fo:font-style="normal" fo:text-shadow="1pt 1pt" style:text-underline-style="none" fo:font-weight="bold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b3d1df" draw:fill-gradient-name="Gradient_20_2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5089a8" fo:font-size="60%"/>
          </text:list-level-style-number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5089a8" fo:font-size="6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5089a8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5089a8" fo:font-size="60%"/>
          </text:list-level-style-bullet>
          <text:list-level-style-bullet text:level="5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6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7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8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9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10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99" style:text-outline="false" style:text-line-through-style="none" style:text-line-through-type="none" style:text-position="0% 100%" style:font-name="Arial" fo:font-family="Arial" style:font-pitch="variable" fo:font-size="32pt" fo:font-style="normal" fo:text-shadow="1pt 1pt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">
            <style:list-level-properties/>
            <style:text-properties fo:font-family="Wingdings" style:font-pitch="variable" style:font-charset="x-symbol" fo:color="#5089a8" fo:font-size="60%"/>
          </text:list-level-style-bullet>
          <text:list-level-style-number text:level="2" style:num-format="">
            <style:list-level-properties/>
            <style:text-properties fo:color="#5089a8" fo:font-size="60%"/>
          </text:list-level-style-number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5089a8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5089a8" fo:font-size="60%"/>
          </text:list-level-style-bullet>
          <text:list-level-style-bullet text:level="5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6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7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8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9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10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6699" style:text-line-through-style="none" style:text-line-through-type="none" style:text-position="0% 100%" style:font-name="Arial" fo:font-family="Arial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6699" style:text-line-through-style="none" style:text-line-through-type="none" style:text-position="0% 100%" style:font-name="Arial" fo:font-family="Arial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6699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6699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6699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6699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6699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6699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5089a8" draw:textarea-horizontal-align="justify" draw:textarea-vertical-align="top" draw:auto-grow-height="false" draw:auto-grow-width="false" fo:min-height="3.974cm" fo:min-width="0cm" fo:padding-top="0.13cm" fo:padding-bottom="0.13cm" fo:padding-left="0.25cm" fo:padding-right="0.25cm" fo:wrap-option="wrap" draw:shadow-color="#80acc4">
        <text:list-style style:name="Title1-subtitle">
          <text:list-level-style-number text:level="1" style:num-format="">
            <style:list-level-properties/>
            <style:text-properties fo:color="#5089a8" fo:font-size="60%"/>
          </text:list-level-style-number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5089a8" fo:font-size="6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5089a8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5089a8" fo:font-size="60%"/>
          </text:list-level-style-bullet>
          <text:list-level-style-bullet text:level="5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6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7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8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9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  <text:list-level-style-bullet text:level="10" text:bullet-char="">
            <style:list-level-properties text:space-before="5.08cm"/>
            <style:text-properties fo:font-family="Wingdings" style:font-pitch="variable" style:font-charset="x-symbol" fo:color="#5089a8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99" style:text-outline="false" style:text-line-through-style="none" style:text-line-through-type="none" style:text-position="0% 100%" style:font-name="Arial" fo:font-family="Arial" style:font-pitch="variable" fo:font-size="32pt" fo:font-style="normal" fo:text-shadow="1pt 1pt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5089a8" draw:textarea-horizontal-align="justify" draw:textarea-vertical-align="middle" draw:auto-grow-height="false" draw:auto-grow-width="false" fo:min-height="5.033cm" fo:min-width="0cm" fo:padding-top="0.13cm" fo:padding-bottom="0.13cm" fo:padding-left="0.25cm" fo:padding-right="0.25cm" fo:wrap-option="wrap" draw:shadow-color="#80acc4">
        <text:list-style style:name="Title1-title">
          <text:list-level-style-number text:level="1" style:num-format="">
            <style:list-level-properties/>
            <style:text-properties fo:color="#0066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99" style:text-outline="false" style:text-line-through-style="none" style:text-line-through-type="none" style:text-position="0% 100%" style:font-name="Arial" fo:font-family="Arial" style:font-pitch="variable" fo:font-size="54pt" fo:font-style="normal" fo:text-shadow="1pt 1pt" style:text-underline-style="none" fo:font-weight="bold" style:letter-kerning="true" style:font-name-asian="Droid Sans Fallback" style:font-family-asian="'Droid Sans Fallback'" style:font-family-generic-asian="system" style:font-pitch-asian="variable" style:font-size-asian="54pt" style:font-style-asian="normal" style:font-weight-asian="bold" style:font-name-complex="FreeSans" style:font-family-complex="FreeSans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b3d1df" draw:fill-gradient-name="Gradient_20_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80acc4" draw:fill-gradient-name="Gradient_20_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gradient" draw:fill-color="#bbc6db" draw:fill-gradient-name="Gradient_20_4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gradient" draw:fill-color="#80acc4" draw:fill-gradient-name="Gradient_20_5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bbc6db" draw:fill-gradient-name="Gradient_20_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9a1e8d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gradient" draw:fill-color="#b3d1df" draw:fill-gradient-name="Gradient_20_7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80acc4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gradient" draw:fill-color="#80acc4" draw:fill-gradient-name="Gradient_20_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5089a8" draw:auto-grow-height="false" draw:auto-grow-width="false" fo:min-height="1.271cm" fo:min-width="0cm" fo:wrap-option="wrap"/>
    </style:style>
    <style:style style:name="Mpr2" style:family="presentation" style:parent-style-name="Default-backgroundobjects">
      <style:graphic-properties draw:stroke="none" draw:fill="none" draw:fill-color="#5089a8" draw:auto-grow-height="false" draw:auto-grow-width="false" fo:min-height="1.906cm" fo:min-width="0cm" fo:wrap-option="wrap"/>
    </style:style>
    <style:style style:name="M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3">
      <style:graphic-properties draw:stroke="none" draw:fill="none" draw:fill-color="#5089a8" draw:auto-grow-height="false" draw:auto-grow-width="false" fo:min-height="1.271cm" fo:min-width="0cm" fo:wrap-option="wrap"/>
    </style:style>
    <style:style style:name="Mpr8" style:family="presentation" style:parent-style-name="Title1-backgroundobjects" style:list-style-name="ML3">
      <style:graphic-properties draw:stroke="none" draw:fill="none" draw:fill-color="#5089a8" draw:auto-grow-height="false" draw:auto-grow-width="false" fo:min-height="1.271cm" fo:min-width="0cm" fo:wrap-option="wrap"/>
    </style:style>
    <style:style style:name="Mpr9" style:family="presentation" style:parent-style-name="Title1-backgroundobjects" style:list-style-name="ML3">
      <style:graphic-properties draw:stroke="none" draw:fill="none" draw:fill-color="#5089a8" draw:auto-grow-height="false" draw:auto-grow-width="false" fo:min-height="1.271cm" fo:min-width="0cm" fo:wrap-option="wrap"/>
    </style:style>
    <style:style style:name="Mpr10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indent="0cm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/>
    </style:style>
    <style:style style:name="MP12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/>
    </style:style>
    <style:style style:name="MP1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6pt" style:font-size-asian="16pt" style:font-size-complex="16pt"/>
    </style:style>
    <style:style style:name="MT2" style:family="text">
      <style:text-properties fo:font-size="16pt" fo:language="en" fo:country="US" style:font-size-asian="16pt" style:font-size-complex="16pt"/>
    </style:style>
    <style:style style:name="MT3" style:family="text">
      <style:text-properties fo:font-size="16pt" fo:language="bg" fo:country="BG" style:font-size-asian="16pt" style:font-size-complex="16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color="#006699" style:font-name="Times New Roman" fo:font-size="14pt" fo:text-shadow="1pt 1pt" style:font-size-asian="14pt" style:font-size-complex="14pt"/>
    </style:style>
    <style:style style:name="MT6" style:family="text">
      <style:text-properties fo:color="#006699" style:font-name="Times New Roman" fo:font-size="14pt" fo:language="en" fo:country="US" fo:text-shadow="1pt 1pt" style:font-size-asian="14pt" style:font-size-complex="14pt"/>
    </style:style>
    <style:style style:name="MT7" style:family="text">
      <style:text-properties fo:color="#006699" style:font-name="Times New Roman" fo:font-size="14pt" fo:language="bg" fo:country="BG" fo:text-shadow="1pt 1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3" draw:layer="backgroundobjects" svg:width="11.09cm" svg:height="8.687cm" svg:x="0cm" svg:y="9.737cm">
          <text:p/>
          <draw:enhanced-geometry svg:viewBox="0 0 2515 1970" draw:type="non-primitive" draw:enhanced-path="M 624 1778  L 744 1669  L 834 1627  L 852 1400  L 834 1225  L 876 1171  L 901 1268  L 979 1370  L 1116 1519  L 1231 1621  L 1353 1632  L 1471 1693  L 1664 1659  L 1819 1678  L 1975 1632  L 1893 1513  L 1920 1385  L 1874 1285  L 1865 1129  L 1783 967  L 1527 891  L 1289 873  L 1393 781  L 1549 745  L 1620 738  L 1753 732  L 1933 720  L 2107 618  L 2227 516  L 2377 438  L 2515 337  L 2420 343  L 2191 343  L 2077 331  L 2053 301  L 1951 301  L 1795 259  L 1645 289  L 1447 372  L 1297 408  L 1153 414  L 1308 337  L 1465 198  L 1453 168  L 1465 102  L 1477 36  L 1453 0  L 1417 24  L 1356 42  L 1189 102  L 1098 144  L 1026 144  L 991 168  L 889 331  L 852 408  L 726 480  L 649 540  L 643 540  L 637 534  L 600 516  L 564 492  L 552 486  L 540 474  L 528 462  L 504 444  L 474 426  L 444 408  L 415 390  L 385 372  L 366 366  L 360 360  L 192 234  L 210 307  L 570 564  L 558 618  L 444 732  L 324 787  L 318 787  L 258 811  L 127 853  L 0 901  L 0 1165  L 78 1147  L 372 1015  L 336 1117  L 222 1262  L 145 1453  L 139 1459  L 133 1465  L 102 1495  L 90 1507  L 84 1519  L 84 1531  L 96 1537  L 114 1549  L 127 1567  L 139 1597  L 145 1633  L 150 1663  L 156 1693  L 162 1717  L 162 1723  L 216 1796  L 216 1802  L 222 1814  L 228 1850  L 234 1886  L 240 1904  L 240 1916  L 246 1922  L 252 1934  L 258 1970  L 438 1970  L 462 1922  L 624 1778  L 624 1778  Z N"/>
        </draw:custom-shape>
        <draw:custom-shape draw:style-name="Mgr4" draw:text-style-name="MP3" draw:layer="backgroundobjects" svg:width="9.313cm" svg:height="7.073cm" svg:x="0cm" svg:y="11.007cm">
          <text:p/>
          <draw:enhanced-geometry svg:viewBox="0 0 2123 1696" draw:type="non-primitive" draw:enhanced-path="M 580 1043  L 544 683  L 670 395  L 927 587  L 1214 869  L 1483 1109  L 1800 1360  L 1883 1414  L 1836 1354  L 1411 1001  L 1088 683  L 723 329  L 999 311  L 1286 317  L 1614 269  L 2123 197  L 2075 173  L 1543 257  L 1208 275  L 759 257  L 819 227  L 1142 0  L 1088 30  L 1010 84  L 855 191  L 670 281  L 634 359  L 305 587  L 0 725  L 0 731  L 0 767  L 299 635  L 592 431  L 508 671  L 526 995  L 460 1168  L 329 1480  L 323 1696  L 329 1696  L 347 1552  L 580 1043  L 580 1043  Z N"/>
        </draw:custom-shape>
        <draw:custom-shape draw:style-name="Mgr5" draw:text-style-name="MP3" draw:layer="backgroundobjects" svg:width="16.175cm" svg:height="4.158cm" svg:x="9.225cm" svg:y="14.257cm">
          <text:p/>
          <draw:enhanced-geometry svg:viewBox="0 0 3668 943" draw:type="non-primitive" draw:enhanced-path="M 3482 300  L 3338 288  L 3320 264  L 3194 258  L 3019 216  L 2816 234  L 2533 288  L 2330 306  L 2149 312  L 2372 258  L 2624 156  L 2624 132  L 2666 78  L 2707 24  L 2695 0  L 2642 12  L 2557 30  L 2515 54  L 2425 84  L 2324 66  L 2191 90  L 2101 90  L 2047 108  L 1855 228  L 1771 288  L 1591 337  L 1465 379  L 1459 379  L 1453 373  L 1417 361  L 1381 343  L 1363 331  L 1357 324  L 1344 312  L 1320 300  L 1290 288  L 1260 270  L 1230 252  L 1187 227  L 1119 227  L 1357 397  L 1320 438  L 1135 522  L 960 558  L 684 600  L 474 630  L 390 684  L 132 781  L 0 829  L 234 847  L 498 829  L 925 739  L 840 817  L 637 925  L 613 943  L 1405 943  L 1411 925  L 1447 943  L 2924 943  L 2888 859  L 2713 775  L 2582 708  L 2336 636  L 2299 606  L 2509 582  L 2606 588  L 2773 588  L 3001 582  L 3259 516  L 3452 438  L 3668 391  L 3668 312  L 3482 300  L 3482 300  Z N"/>
        </draw:custom-shape>
        <draw:custom-shape draw:style-name="Mgr5" draw:text-style-name="MP3" draw:layer="backgroundobjects" svg:width="4.291cm" svg:height="5.269cm" svg:x="0cm" svg:y="2.311cm">
          <text:p/>
          <draw:enhanced-geometry svg:viewBox="0 0 969 1192" draw:type="non-primitive" draw:enhanced-path="M 323 1186  L 490 1192  L 580 1150  L 813 1085  L 933 1055  L 759 989  L 556 953  L 197 971  L 299 893  L 496 803  L 694 671  L 700 671  L 712 665  L 753 647  L 777 641  L 789 629  L 795 617  L 789 611  L 783 599  L 783 575  L 795 545  L 807 515  L 825 485  L 837 455  L 843 437  L 849 431  L 849 347  L 849 341  L 855 335  L 873 305  L 885 269  L 897 239  L 903 227  L 909 215  L 927 173  L 945 137  L 951 125  L 951 119  L 969 0  L 945 47  L 783 113  L 706 161  L 460 233  L 281 287  L 173 293  L 12 485  L 0 509  L 0 1186  L 96 1180  L 323 1186  L 323 1186  Z N"/>
        </draw:custom-shape>
        <draw:custom-shape draw:style-name="Mgr5" draw:text-style-name="MP3" draw:layer="backgroundobjects" svg:width="11.333cm" svg:height="9.993cm" svg:x="14.058cm" svg:y="0.004cm">
          <text:p/>
          <draw:enhanced-geometry svg:viewBox="0 0 2570 2266" draw:type="non-primitive" draw:enhanced-path="M 756 463  L 859 612  L 937 720  L 1087 853  L 1105 907  L 961 913  L 895 901  L 786 883  L 637 859  L 450 931  L 306 1021  L 150 1075  L 0 1153  L 78 1165  L 264 1220  L 361 1256  L 367 1298  L 444 1316  L 558 1400  L 697 1400  L 895 1346  L 1026 1346  L 1147 1358  L 991 1412  L 804 1538  L 804 1574  L 762 1645  L 726 1718  L 732 1754  L 768 1742  L 829 1730  L 865 1693  L 925 1663  L 991 1699  L 1087 1675  L 1135 1627  L 1147 1687  L 1183 1669  L 1333 1514  L 1399 1436  L 1526 1382  L 1615 1334  L 1627 1346  L 1645 1370  L 1669 1400  L 1681 1430  L 1687 1448  L 1699 1466  L 1729 1520  L 1747 1550  L 1766 1574  L 1772 1586  L 1778 1592  L 2124 2248  L 2215 2266  L 1693 1322  L 1723 1262  L 1861 1165  L 1988 1129  L 2173 1099  L 2318 1075  L 2390 1009  L 2570 895  L 2570 805  L 2516 787  L 2342 781  L 2042 871  L 2114 763  L 2264 624  L 2408 433  L 2414 433  L 2426 421  L 2456 397  L 2474 379  L 2486 367  L 2492 355  L 2486 349  L 2474 337  L 2474 307  L 2474 271  L 2480 228  L 2492 192  L 2498 156  L 2504 132  L 2504 126  L 2492 36  L 2492 36  L 2492 24  L 2498 0  L 2102 0  L 2006 60  L 1909 90  L 1808 337  L 1747 535  L 1687 588  L 1711 469  L 1687 343  L 1633 144  L 1585 12  L 1579 0  L 786 0  L 738 186  L 756 463  L 756 463  Z N"/>
        </draw:custom-shape>
        <draw:custom-shape draw:style-name="Mgr4" draw:text-style-name="MP3" draw:layer="backgroundobjects" svg:width="9.636cm" svg:height="6.65cm" svg:x="15.544cm" svg:y="0.004cm">
          <text:p/>
          <draw:enhanced-geometry svg:viewBox="0 0 2176 1505" draw:type="non-primitive" draw:enhanced-path="M 1034 767  L 1190 1235  L 956 1193  L 723 1127  L 442 1109  L 0 1079  L 30 1115  L 496 1133  L 777 1187  L 1130 1301  L 1070 1319  L 711 1505  L 765 1481  L 861 1439  L 1022 1355  L 1214 1295  L 1267 1223  L 1632 1043  L 1931 953  L 2176 821  L 1961 911  L 1656 989  L 1339 1151  L 1501 905  L 1620 545  L 1740 372  L 1979 60  L 2003 0  L 1973 0  L 1596 480  L 1477 887  L 1255 1175  L 1130 905  L 1010 540  L 885 222  L 789 0  L 753 0  L 903 354  L 1034 767  L 1034 767  Z N"/>
        </draw:custom-shape>
        <draw:custom-shape draw:style-name="Mgr4" draw:text-style-name="MP3" draw:layer="backgroundobjects" svg:width="3.598cm" svg:height="3.554cm" svg:x="0cm" svg:y="2.862cm">
          <text:p/>
          <draw:enhanced-geometry svg:viewBox="0 0 813 804" draw:type="non-primitive" draw:enhanced-path="M 161 564  L 329 438  L 646 216  L 813 0  L 676 150  L 144 504  L 0 732  L 0 804  L 161 564  L 161 564  Z N"/>
        </draw:custom-shape>
        <draw:custom-shape draw:style-name="Mgr4" draw:text-style-name="MP3" draw:layer="backgroundobjects" svg:width="3.36cm" svg:height="0.472cm" svg:x="0cm" svg:y="6.813cm">
          <text:p/>
          <draw:enhanced-geometry svg:viewBox="0 0 759 107" draw:type="non-primitive" draw:enhanced-path="M 460 66  L 759 0  L 496 36  L 138 48  L 0 78  L 0 107  L 96 89  L 460 66  L 460 66  Z N"/>
        </draw:custom-shape>
        <draw:custom-shape draw:style-name="Mgr6" draw:text-style-name="MP3" draw:layer="backgroundobjects" svg:width="14.032cm" svg:height="3.285cm" svg:x="10.204cm" svg:y="15.13cm">
          <text:p/>
          <draw:enhanced-geometry svg:viewBox="0 0 3169 743" draw:type="non-primitive" draw:enhanced-path="M 1387 239  L 1734 233  L 2087 251  L 2505 233  L 3169 204  L 3115 186  L 2422 221  L 2003 221  L 1459 186  L 1543 168  L 2039 0  L 1961 24  L 1836 66  L 1602 138  L 1339 198  L 1268 251  L 765 413  L 335 503  L 0 617  L 299 539  L 735 449  L 1178 311  L 981 491  L 867 743  L 861 743  L 933 743  L 1022 497  L 1297 281  L 1531 449  L 1770 677  L 1854 743  L 1919 743  L 1692 527  L 1387 239  L 1387 239  Z N"/>
        </draw:custom-shape>
        <draw:custom-shape draw:style-name="Mgr7" draw:text-style-name="MP3" draw:layer="backgroundobjects" svg:width="0.004cm" svg:height="0.004cm" svg:x="0.847cm" svg:y="0.56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0.004cm" svg:height="0.004cm" svg:x="0.9cm" svg:y="0.578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3" draw:layer="backgroundobjects" svg:width="25.4cm" svg:height="1.27cm" svg:x="0cm" svg:y="17.78cm">
          <text:p/>
          <draw:enhanced-geometry svg:viewBox="0 0 5740 288" draw:type="non-primitive" draw:enhanced-path="M 5740 288  L 0 288  L 0 0  L 5740 0  L 5740 288  L 5740 288  Z N"/>
        </draw:custom-shape>
        <draw:custom-shape draw:style-name="Mgr8" draw:text-style-name="MP3" draw:layer="backgroundobjects" svg:width="25.4cm" svg:height="1.482cm" svg:x="0cm" svg:y="17.78cm">
          <text:p/>
          <draw:enhanced-geometry svg:viewBox="0 0 5740 288" draw:type="non-primitive" draw:enhanced-path="M 5740 288  L 0 288  L 0 0  L 5740 0  L 5740 288  L 5740 288  Z N"/>
        </draw:custom-shape>
        <draw:custom-shape draw:style-name="Mgr9" draw:text-style-name="MP3" draw:layer="backgroundobjects" svg:width="25.4cm" svg:height="1.27cm" svg:x="0cm" svg:y="0cm">
          <text:p/>
          <draw:enhanced-geometry svg:viewBox="0 0 5740 288" draw:type="non-primitive" draw:enhanced-path="M 5740 288  L 0 288  L 0 0  L 5740 0  L 5740 288  L 5740 288  Z N"/>
        </draw:custom-shape>
        <draw:custom-shape draw:style-name="Mgr10" draw:text-style-name="MP3" draw:layer="backgroundobjects" svg:width="14.058cm" svg:height="8.925cm" svg:x="2.245cm" svg:y="1.01cm">
          <text:p/>
          <draw:enhanced-geometry svg:viewBox="0 0 3188 2024" draw:type="non-primitive" draw:enhanced-path="M 865 1429  L 871 1423  L 889 1411  L 907 1393  L 937 1369  L 991 1320  L 1015 1309  L 1033 1297  L 1057 1279  L 1086 1249  L 1111 1225  L 1123 1219  L 1123 1213  L 1057 1153  L 979 1051  L 877 1021  L 685 931  L 655 907  L 721 876  L 655 846  L 612 774  L 643 708  L 600 660  L 552 642  L 528 594  L 510 570  L 552 552  L 637 564  L 721 576  L 763 570  L 931 696  L 1091 850  L 1073 685  L 1009 566  L 945 393  L 1054 265  L 1137 45  L 1249 0  L 1338 137  L 1466 292  L 1502 411  L 1475 548  L 1347 768  L 1567 630  L 1687 462  L 1795 365  L 1940 239  L 2245 150  L 2498 138  L 2618 180  L 2815 138  L 3050 150  L 3176 168  L 3140 210  L 3116 192  L 2990 210  L 2906 263  L 2834 377  L 2768 534  L 2702 648  L 2738 726  L 2582 828  L 2444 913  L 2234 1009  L 2096 1063  L 1963 1075  L 2035 1117  L 2257 1111  L 2545 1135  L 2600 1207  L 2726 1303  L 2894 1441  L 2984 1471  L 3122 1555  L 3188 1543  L 3032 1585  L 3026 1585  L 3008 1591  L 2984 1591  L 2960 1597  L 2906 1603  L 2882 1609  L 2864 1609  L 2846 1609  L 2828 1609  L 2774 1615  L 2750 1615  L 2726 1621  L 2714 1621  L 2708 1621  L 2606 1657  L 2594 1657  L 2569 1657  L 2533 1663  L 2486 1669  L 2444 1675  L 2408 1681  L 2378 1687  L 2366 1699  L 2360 1705  L 2342 1705  L 2305 1687  L 2275 1669  L 2263 1663  L 2257 1657  L 2017 1585  L 1844 1489  L 1711 1453  L 1856 1693  L 1880 1844  L 1856 1994  L 1771 1922  L 1616 1795  L 1531 1753  L 1483 1633  L 1411 1477  L 1358 1381  L 1219 1291  L 1147 1279  L 127 2006  L 0 2024  L 865 1429  L 865 1429  Z N"/>
        </draw:custom-shape>
        <draw:custom-shape draw:style-name="Mgr4" draw:text-style-name="MP3" draw:layer="backgroundobjects" svg:width="9.454cm" svg:height="7.88cm" svg:x="5.927cm" svg:y="1.292cm">
          <text:p/>
          <draw:enhanced-geometry svg:viewBox="0 0 2144 1787" draw:type="non-primitive" draw:enhanced-path="M 318 1078  L 217 928  L 102 808  L 36 742  L 0 700  L 270 958  L 294 1006  L 367 670  L 379 411  L 347 118  L 393 0  L 397 357  L 421 609  L 385 826  L 385 1036  L 877 784  L 1309 555  L 1802 249  L 2096 69  L 1814 279  L 1453 501  L 1123 700  L 739 898  L 463 1084  L 817 1193  L 1285 1187  L 1916 1396  L 2144 1420  L 1814 1408  L 1435 1288  L 1219 1229  L 799 1223  L 505 1145  L 733 1378  L 877 1619  L 1009 1787  L 817 1607  L 673 1372  L 415 1109  L 318 1078  L 318 1078  Z N"/>
        </draw:custom-shape>
        <draw:custom-shape draw:style-name="Mgr3" draw:text-style-name="MP3" draw:layer="backgroundobjects" svg:width="12.471cm" svg:height="10.433cm" svg:x="12.929cm" svg:y="7.62cm">
          <text:p/>
          <draw:enhanced-geometry svg:viewBox="0 0 2828 2366" draw:type="non-primitive" draw:enhanced-path="M 2006 835  L 1873 715  L 1814 606  L 1747 438  L 1699 312  L 1615 252  L 1453 84  L 1375 0  L 1345 132  L 1369 294  L 1513 558  L 1381 492  L 1201 360  L 961 227  L 955 221  L 949 215  L 913 185  L 877 161  L 859 156  L 853 161  L 841 167  L 810 173  L 768 167  L 720 161  L 678 156  L 637 150  L 613 144  L 601 144  L 498 161  L 492 161  L 480 156  L 456 156  L 432 150  L 379 144  L 361 138  L 342 138  L 324 138  L 300 132  L 246 126  L 216 120  L 192 120  L 174 114  L 168 114  L 6 120  L 216 240  L 306 294  L 480 462  L 607 588  L 655 672  L 949 769  L 1177 817  L 1249 871  L 1117 853  L 972 871  L 756 919  L 619 961  L 492 1111  L 420 1214  L 348 1345  L 276 1441  L 192 1471  L 66 1465  L 42 1441  L 0 1471  L 126 1519  L 367 1585  L 570 1591  L 690 1664  L 949 1712  L 1260 1694  L 1411 1603  L 1519 1537  L 1645 1399  L 1699 1387  L 1735 1513  L 1729 1567  L 1723 1670  L 1723 1802  L 1831 1964  L 1957 2090  L 2042 2229  L 2155 2366  L 2161 2295  L 2191 2133  L 2215 2048  L 2258 2042  L 2270 1970  L 2342 1868  L 2324 1748  L 2233 1573  L 2209 1453  L 2209 1345  L 2294 1483  L 2461 1651  L 2504 1651  L 2588 1688  L 2678 1718  L 2720 1712  L 2695 1682  L 2678 1627  L 2630 1597  L 2588 1543  L 2618 1483  L 2576 1399  L 2510 1357  L 2576 1351  L 2552 1315  L 2354 1184  L 2252 1123  L 2173 1009  L 2102 931  L 2108 931  L 2114 925  L 2137 907  L 2167 883  L 2197 877  L 2215 871  L 2240 859  L 2300 829  L 2324 817  L 2348 799  L 2366 793  L 2372 787  L 2828 588  L 2828 528  L 2078 865  L 2006 835  L 2006 835  Z N"/>
        </draw:custom-shape>
        <draw:custom-shape draw:style-name="Mgr4" draw:text-style-name="MP3" draw:layer="backgroundobjects" svg:width="9.534cm" svg:height="8.528cm" svg:x="13.935cm" svg:y="8.202cm">
          <text:p/>
          <draw:enhanced-geometry svg:viewBox="0 0 2153 1930" draw:type="non-primitive" draw:enhanced-path="M 1842 851  L 1937 1019  L 2051 1168  L 2117 1246  L 2153 1294  L 1889 977  L 1860 929  L 1782 1240  L 1770 1486  L 1818 1906  L 1788 1930  L 1746 1534  L 1728 1288  L 1764 1085  L 1770 875  L 1268 1007  L 825 1132  L 323 1312  L 18 1420  L 311 1282  L 682 1144  L 1022 1037  L 1411 929  L 1692 815  L 1333 623  L 861 515  L 227 161  L 0 83  L 329 179  L 712 383  L 933 491  L 1351 593  L 1650 743  L 1423 461  L 1286 191  L 1154 0  L 1339 215  L 1489 485  L 1746 803  L 1842 851  L 1842 851  Z N"/>
        </draw:custom-shape>
      </draw:g>
      <draw:frame presentation:style-name="Default-title" draw:layer="backgroundobjects" svg:width="22.86cm" svg:height="3.175cm" svg:x="1.27cm" svg:y="0.771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layer="backgroundobjects" svg:width="3.81cm" svg:height="1.27cm" svg:x="1.27cm" svg:y="17.357cm" presentation:class="date-time">
        <draw:text-box>
          <text:list text:style-name="ML2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2" draw:layer="backgroundobjects" svg:width="15.875cm" svg:height="1.905cm" svg:x="4.867cm" svg:y="16.721cm" presentation:class="footer">
        <draw:text-box>
          <text:list text:style-name="ML2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3.598cm" svg:height="1.27cm" svg:x="20.532cm" svg:y="17.357cm" presentation:class="page-number">
        <draw:text-box>
          <text:list text:style-name="ML2">
            <text:list-header>
              <text:p><text:span text:style-name="MT2"><text:page-number>&lt;number&gt;</text:page-number></text:span><text:span text:style-name="MT3"> от 10</text:span></text:p>
            </text:list-header>
          </text:list>
        </draw:text-box>
      </draw:frame>
      <draw:frame draw:style-name="Mgr11" draw:layer="backgroundobjects" svg:width="11.877cm" svg:height="1.842cm" svg:x="0.762cm" svg:y="2.902cm">
        <draw:image xlink:href="Pictures/10000201000001DD0000004A119E161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2" draw:text-style-name="MP4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5"><text:span text:style-name="MT4"><presentation:header/></text:span></text:p>
              </text:list-header>
            </text:list>
          </draw:text-box>
        </draw:frame>
        <draw:frame presentation:style-name="Mpr4" draw:text-style-name="MP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5"><text:span text:style-name="MT4"><presentation:footer/></text:span></text:p>
              </text:list-header>
            </text:list>
          </draw:text-box>
        </draw:frame>
        <draw:frame presentation:style-name="Mpr6" draw:text-style-name="MP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g>
        <draw:custom-shape draw:style-name="Mgr3" draw:text-style-name="MP3" draw:layer="backgroundobjects" svg:width="11.09cm" svg:height="8.687cm" svg:x="0cm" svg:y="9.737cm">
          <text:p/>
          <draw:enhanced-geometry svg:viewBox="0 0 2515 1970" draw:type="non-primitive" draw:enhanced-path="M 624 1778  L 744 1669  L 834 1627  L 852 1400  L 834 1225  L 876 1171  L 901 1268  L 979 1370  L 1116 1519  L 1231 1621  L 1353 1632  L 1471 1693  L 1664 1659  L 1819 1678  L 1975 1632  L 1893 1513  L 1920 1385  L 1874 1285  L 1865 1129  L 1783 967  L 1527 891  L 1289 873  L 1393 781  L 1549 745  L 1620 738  L 1753 732  L 1933 720  L 2107 618  L 2227 516  L 2377 438  L 2515 337  L 2420 343  L 2191 343  L 2077 331  L 2053 301  L 1951 301  L 1795 259  L 1645 289  L 1447 372  L 1297 408  L 1153 414  L 1308 337  L 1465 198  L 1453 168  L 1465 102  L 1477 36  L 1453 0  L 1417 24  L 1356 42  L 1189 102  L 1098 144  L 1026 144  L 991 168  L 889 331  L 852 408  L 726 480  L 649 540  L 643 540  L 637 534  L 600 516  L 564 492  L 552 486  L 540 474  L 528 462  L 504 444  L 474 426  L 444 408  L 415 390  L 385 372  L 366 366  L 360 360  L 192 234  L 210 307  L 570 564  L 558 618  L 444 732  L 324 787  L 318 787  L 258 811  L 127 853  L 0 901  L 0 1165  L 78 1147  L 372 1015  L 336 1117  L 222 1262  L 145 1453  L 139 1459  L 133 1465  L 102 1495  L 90 1507  L 84 1519  L 84 1531  L 96 1537  L 114 1549  L 127 1567  L 139 1597  L 145 1633  L 150 1663  L 156 1693  L 162 1717  L 162 1723  L 216 1796  L 216 1802  L 222 1814  L 228 1850  L 234 1886  L 240 1904  L 240 1916  L 246 1922  L 252 1934  L 258 1970  L 438 1970  L 462 1922  L 624 1778  L 624 1778  Z N"/>
        </draw:custom-shape>
        <draw:custom-shape draw:style-name="Mgr4" draw:text-style-name="MP3" draw:layer="backgroundobjects" svg:width="9.313cm" svg:height="7.073cm" svg:x="0cm" svg:y="11.007cm">
          <text:p/>
          <draw:enhanced-geometry svg:viewBox="0 0 2123 1696" draw:type="non-primitive" draw:enhanced-path="M 580 1043  L 544 683  L 670 395  L 927 587  L 1214 869  L 1483 1109  L 1800 1360  L 1883 1414  L 1836 1354  L 1411 1001  L 1088 683  L 723 329  L 999 311  L 1286 317  L 1614 269  L 2123 197  L 2075 173  L 1543 257  L 1208 275  L 759 257  L 819 227  L 1142 0  L 1088 30  L 1010 84  L 855 191  L 670 281  L 634 359  L 305 587  L 0 725  L 0 731  L 0 767  L 299 635  L 592 431  L 508 671  L 526 995  L 460 1168  L 329 1480  L 323 1696  L 329 1696  L 347 1552  L 580 1043  L 580 1043  Z N"/>
        </draw:custom-shape>
        <draw:custom-shape draw:style-name="Mgr5" draw:text-style-name="MP3" draw:layer="backgroundobjects" svg:width="16.175cm" svg:height="4.158cm" svg:x="9.225cm" svg:y="14.257cm">
          <text:p/>
          <draw:enhanced-geometry svg:viewBox="0 0 3668 943" draw:type="non-primitive" draw:enhanced-path="M 3482 300  L 3338 288  L 3320 264  L 3194 258  L 3019 216  L 2816 234  L 2533 288  L 2330 306  L 2149 312  L 2372 258  L 2624 156  L 2624 132  L 2666 78  L 2707 24  L 2695 0  L 2642 12  L 2557 30  L 2515 54  L 2425 84  L 2324 66  L 2191 90  L 2101 90  L 2047 108  L 1855 228  L 1771 288  L 1591 337  L 1465 379  L 1459 379  L 1453 373  L 1417 361  L 1381 343  L 1363 331  L 1357 324  L 1344 312  L 1320 300  L 1290 288  L 1260 270  L 1230 252  L 1187 227  L 1119 227  L 1357 397  L 1320 438  L 1135 522  L 960 558  L 684 600  L 474 630  L 390 684  L 132 781  L 0 829  L 234 847  L 498 829  L 925 739  L 840 817  L 637 925  L 613 943  L 1405 943  L 1411 925  L 1447 943  L 2924 943  L 2888 859  L 2713 775  L 2582 708  L 2336 636  L 2299 606  L 2509 582  L 2606 588  L 2773 588  L 3001 582  L 3259 516  L 3452 438  L 3668 391  L 3668 312  L 3482 300  L 3482 300  Z N"/>
        </draw:custom-shape>
        <draw:custom-shape draw:style-name="Mgr5" draw:text-style-name="MP3" draw:layer="backgroundobjects" svg:width="4.291cm" svg:height="5.269cm" svg:x="0cm" svg:y="2.311cm">
          <text:p/>
          <draw:enhanced-geometry svg:viewBox="0 0 969 1192" draw:type="non-primitive" draw:enhanced-path="M 323 1186  L 490 1192  L 580 1150  L 813 1085  L 933 1055  L 759 989  L 556 953  L 197 971  L 299 893  L 496 803  L 694 671  L 700 671  L 712 665  L 753 647  L 777 641  L 789 629  L 795 617  L 789 611  L 783 599  L 783 575  L 795 545  L 807 515  L 825 485  L 837 455  L 843 437  L 849 431  L 849 347  L 849 341  L 855 335  L 873 305  L 885 269  L 897 239  L 903 227  L 909 215  L 927 173  L 945 137  L 951 125  L 951 119  L 969 0  L 945 47  L 783 113  L 706 161  L 460 233  L 281 287  L 173 293  L 12 485  L 0 509  L 0 1186  L 96 1180  L 323 1186  L 323 1186  Z N"/>
        </draw:custom-shape>
        <draw:custom-shape draw:style-name="Mgr5" draw:text-style-name="MP3" draw:layer="backgroundobjects" svg:width="11.333cm" svg:height="9.993cm" svg:x="14.058cm" svg:y="0.004cm">
          <text:p/>
          <draw:enhanced-geometry svg:viewBox="0 0 2570 2266" draw:type="non-primitive" draw:enhanced-path="M 756 463  L 859 612  L 937 720  L 1087 853  L 1105 907  L 961 913  L 895 901  L 786 883  L 637 859  L 450 931  L 306 1021  L 150 1075  L 0 1153  L 78 1165  L 264 1220  L 361 1256  L 367 1298  L 444 1316  L 558 1400  L 697 1400  L 895 1346  L 1026 1346  L 1147 1358  L 991 1412  L 804 1538  L 804 1574  L 762 1645  L 726 1718  L 732 1754  L 768 1742  L 829 1730  L 865 1693  L 925 1663  L 991 1699  L 1087 1675  L 1135 1627  L 1147 1687  L 1183 1669  L 1333 1514  L 1399 1436  L 1526 1382  L 1615 1334  L 1627 1346  L 1645 1370  L 1669 1400  L 1681 1430  L 1687 1448  L 1699 1466  L 1729 1520  L 1747 1550  L 1766 1574  L 1772 1586  L 1778 1592  L 2124 2248  L 2215 2266  L 1693 1322  L 1723 1262  L 1861 1165  L 1988 1129  L 2173 1099  L 2318 1075  L 2390 1009  L 2570 895  L 2570 805  L 2516 787  L 2342 781  L 2042 871  L 2114 763  L 2264 624  L 2408 433  L 2414 433  L 2426 421  L 2456 397  L 2474 379  L 2486 367  L 2492 355  L 2486 349  L 2474 337  L 2474 307  L 2474 271  L 2480 228  L 2492 192  L 2498 156  L 2504 132  L 2504 126  L 2492 36  L 2492 36  L 2492 24  L 2498 0  L 2102 0  L 2006 60  L 1909 90  L 1808 337  L 1747 535  L 1687 588  L 1711 469  L 1687 343  L 1633 144  L 1585 12  L 1579 0  L 786 0  L 738 186  L 756 463  L 756 463  Z N"/>
        </draw:custom-shape>
        <draw:custom-shape draw:style-name="Mgr4" draw:text-style-name="MP3" draw:layer="backgroundobjects" svg:width="9.636cm" svg:height="6.65cm" svg:x="15.544cm" svg:y="0.004cm">
          <text:p/>
          <draw:enhanced-geometry svg:viewBox="0 0 2176 1505" draw:type="non-primitive" draw:enhanced-path="M 1034 767  L 1190 1235  L 956 1193  L 723 1127  L 442 1109  L 0 1079  L 30 1115  L 496 1133  L 777 1187  L 1130 1301  L 1070 1319  L 711 1505  L 765 1481  L 861 1439  L 1022 1355  L 1214 1295  L 1267 1223  L 1632 1043  L 1931 953  L 2176 821  L 1961 911  L 1656 989  L 1339 1151  L 1501 905  L 1620 545  L 1740 372  L 1979 60  L 2003 0  L 1973 0  L 1596 480  L 1477 887  L 1255 1175  L 1130 905  L 1010 540  L 885 222  L 789 0  L 753 0  L 903 354  L 1034 767  L 1034 767  Z N"/>
        </draw:custom-shape>
        <draw:custom-shape draw:style-name="Mgr4" draw:text-style-name="MP3" draw:layer="backgroundobjects" svg:width="3.598cm" svg:height="3.554cm" svg:x="0cm" svg:y="2.862cm">
          <text:p/>
          <draw:enhanced-geometry svg:viewBox="0 0 813 804" draw:type="non-primitive" draw:enhanced-path="M 161 564  L 329 438  L 646 216  L 813 0  L 676 150  L 144 504  L 0 732  L 0 804  L 161 564  L 161 564  Z N"/>
        </draw:custom-shape>
        <draw:custom-shape draw:style-name="Mgr4" draw:text-style-name="MP3" draw:layer="backgroundobjects" svg:width="3.36cm" svg:height="0.472cm" svg:x="0cm" svg:y="6.813cm">
          <text:p/>
          <draw:enhanced-geometry svg:viewBox="0 0 759 107" draw:type="non-primitive" draw:enhanced-path="M 460 66  L 759 0  L 496 36  L 138 48  L 0 78  L 0 107  L 96 89  L 460 66  L 460 66  Z N"/>
        </draw:custom-shape>
        <draw:custom-shape draw:style-name="Mgr6" draw:text-style-name="MP3" draw:layer="backgroundobjects" svg:width="14.032cm" svg:height="3.285cm" svg:x="10.204cm" svg:y="15.13cm">
          <text:p/>
          <draw:enhanced-geometry svg:viewBox="0 0 3169 743" draw:type="non-primitive" draw:enhanced-path="M 1387 239  L 1734 233  L 2087 251  L 2505 233  L 3169 204  L 3115 186  L 2422 221  L 2003 221  L 1459 186  L 1543 168  L 2039 0  L 1961 24  L 1836 66  L 1602 138  L 1339 198  L 1268 251  L 765 413  L 335 503  L 0 617  L 299 539  L 735 449  L 1178 311  L 981 491  L 867 743  L 861 743  L 933 743  L 1022 497  L 1297 281  L 1531 449  L 1770 677  L 1854 743  L 1919 743  L 1692 527  L 1387 239  L 1387 239  Z N"/>
        </draw:custom-shape>
        <draw:custom-shape draw:style-name="Mgr7" draw:text-style-name="MP3" draw:layer="backgroundobjects" svg:width="0.004cm" svg:height="0.004cm" svg:x="0.847cm" svg:y="0.56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0.004cm" svg:height="0.004cm" svg:x="0.9cm" svg:y="0.578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3" draw:layer="backgroundobjects" svg:width="25.4cm" svg:height="1.27cm" svg:x="0cm" svg:y="17.78cm">
          <text:p/>
          <draw:enhanced-geometry svg:viewBox="0 0 5740 288" draw:type="non-primitive" draw:enhanced-path="M 5740 288  L 0 288  L 0 0  L 5740 0  L 5740 288  L 5740 288  Z N"/>
        </draw:custom-shape>
        <draw:custom-shape draw:style-name="Mgr8" draw:text-style-name="MP3" draw:layer="backgroundobjects" svg:width="25.4cm" svg:height="1.482cm" svg:x="0cm" svg:y="17.78cm">
          <text:p/>
          <draw:enhanced-geometry svg:viewBox="0 0 5740 288" draw:type="non-primitive" draw:enhanced-path="M 5740 288  L 0 288  L 0 0  L 5740 0  L 5740 288  L 5740 288  Z N"/>
        </draw:custom-shape>
        <draw:custom-shape draw:style-name="Mgr9" draw:text-style-name="MP3" draw:layer="backgroundobjects" svg:width="25.4cm" svg:height="1.27cm" svg:x="0cm" svg:y="0cm">
          <text:p/>
          <draw:enhanced-geometry svg:viewBox="0 0 5740 288" draw:type="non-primitive" draw:enhanced-path="M 5740 288  L 0 288  L 0 0  L 5740 0  L 5740 288  L 5740 288  Z N"/>
        </draw:custom-shape>
        <draw:custom-shape draw:style-name="Mgr10" draw:text-style-name="MP3" draw:layer="backgroundobjects" svg:width="14.058cm" svg:height="8.925cm" svg:x="2.245cm" svg:y="1.01cm">
          <text:p/>
          <draw:enhanced-geometry svg:viewBox="0 0 3188 2024" draw:type="non-primitive" draw:enhanced-path="M 865 1429  L 871 1423  L 889 1411  L 907 1393  L 937 1369  L 991 1320  L 1015 1309  L 1033 1297  L 1057 1279  L 1086 1249  L 1111 1225  L 1123 1219  L 1123 1213  L 1057 1153  L 979 1051  L 877 1021  L 685 931  L 655 907  L 721 876  L 655 846  L 612 774  L 643 708  L 600 660  L 552 642  L 528 594  L 510 570  L 552 552  L 637 564  L 721 576  L 763 570  L 931 696  L 1091 850  L 1073 685  L 1009 566  L 945 393  L 1054 265  L 1137 45  L 1249 0  L 1338 137  L 1466 292  L 1502 411  L 1475 548  L 1347 768  L 1567 630  L 1687 462  L 1795 365  L 1940 239  L 2245 150  L 2498 138  L 2618 180  L 2815 138  L 3050 150  L 3176 168  L 3140 210  L 3116 192  L 2990 210  L 2906 263  L 2834 377  L 2768 534  L 2702 648  L 2738 726  L 2582 828  L 2444 913  L 2234 1009  L 2096 1063  L 1963 1075  L 2035 1117  L 2257 1111  L 2545 1135  L 2600 1207  L 2726 1303  L 2894 1441  L 2984 1471  L 3122 1555  L 3188 1543  L 3032 1585  L 3026 1585  L 3008 1591  L 2984 1591  L 2960 1597  L 2906 1603  L 2882 1609  L 2864 1609  L 2846 1609  L 2828 1609  L 2774 1615  L 2750 1615  L 2726 1621  L 2714 1621  L 2708 1621  L 2606 1657  L 2594 1657  L 2569 1657  L 2533 1663  L 2486 1669  L 2444 1675  L 2408 1681  L 2378 1687  L 2366 1699  L 2360 1705  L 2342 1705  L 2305 1687  L 2275 1669  L 2263 1663  L 2257 1657  L 2017 1585  L 1844 1489  L 1711 1453  L 1856 1693  L 1880 1844  L 1856 1994  L 1771 1922  L 1616 1795  L 1531 1753  L 1483 1633  L 1411 1477  L 1358 1381  L 1219 1291  L 1147 1279  L 127 2006  L 0 2024  L 865 1429  L 865 1429  Z N"/>
        </draw:custom-shape>
        <draw:custom-shape draw:style-name="Mgr4" draw:text-style-name="MP3" draw:layer="backgroundobjects" svg:width="9.454cm" svg:height="7.88cm" svg:x="5.927cm" svg:y="1.292cm">
          <text:p/>
          <draw:enhanced-geometry svg:viewBox="0 0 2144 1787" draw:type="non-primitive" draw:enhanced-path="M 318 1078  L 217 928  L 102 808  L 36 742  L 0 700  L 270 958  L 294 1006  L 367 670  L 379 411  L 347 118  L 393 0  L 397 357  L 421 609  L 385 826  L 385 1036  L 877 784  L 1309 555  L 1802 249  L 2096 69  L 1814 279  L 1453 501  L 1123 700  L 739 898  L 463 1084  L 817 1193  L 1285 1187  L 1916 1396  L 2144 1420  L 1814 1408  L 1435 1288  L 1219 1229  L 799 1223  L 505 1145  L 733 1378  L 877 1619  L 1009 1787  L 817 1607  L 673 1372  L 415 1109  L 318 1078  L 318 1078  Z N"/>
        </draw:custom-shape>
        <draw:custom-shape draw:style-name="Mgr3" draw:text-style-name="MP3" draw:layer="backgroundobjects" svg:width="12.471cm" svg:height="10.433cm" svg:x="12.929cm" svg:y="7.62cm">
          <text:p/>
          <draw:enhanced-geometry svg:viewBox="0 0 2828 2366" draw:type="non-primitive" draw:enhanced-path="M 2006 835  L 1873 715  L 1814 606  L 1747 438  L 1699 312  L 1615 252  L 1453 84  L 1375 0  L 1345 132  L 1369 294  L 1513 558  L 1381 492  L 1201 360  L 961 227  L 955 221  L 949 215  L 913 185  L 877 161  L 859 156  L 853 161  L 841 167  L 810 173  L 768 167  L 720 161  L 678 156  L 637 150  L 613 144  L 601 144  L 498 161  L 492 161  L 480 156  L 456 156  L 432 150  L 379 144  L 361 138  L 342 138  L 324 138  L 300 132  L 246 126  L 216 120  L 192 120  L 174 114  L 168 114  L 6 120  L 216 240  L 306 294  L 480 462  L 607 588  L 655 672  L 949 769  L 1177 817  L 1249 871  L 1117 853  L 972 871  L 756 919  L 619 961  L 492 1111  L 420 1214  L 348 1345  L 276 1441  L 192 1471  L 66 1465  L 42 1441  L 0 1471  L 126 1519  L 367 1585  L 570 1591  L 690 1664  L 949 1712  L 1260 1694  L 1411 1603  L 1519 1537  L 1645 1399  L 1699 1387  L 1735 1513  L 1729 1567  L 1723 1670  L 1723 1802  L 1831 1964  L 1957 2090  L 2042 2229  L 2155 2366  L 2161 2295  L 2191 2133  L 2215 2048  L 2258 2042  L 2270 1970  L 2342 1868  L 2324 1748  L 2233 1573  L 2209 1453  L 2209 1345  L 2294 1483  L 2461 1651  L 2504 1651  L 2588 1688  L 2678 1718  L 2720 1712  L 2695 1682  L 2678 1627  L 2630 1597  L 2588 1543  L 2618 1483  L 2576 1399  L 2510 1357  L 2576 1351  L 2552 1315  L 2354 1184  L 2252 1123  L 2173 1009  L 2102 931  L 2108 931  L 2114 925  L 2137 907  L 2167 883  L 2197 877  L 2215 871  L 2240 859  L 2300 829  L 2324 817  L 2348 799  L 2366 793  L 2372 787  L 2828 588  L 2828 528  L 2078 865  L 2006 835  L 2006 835  Z N"/>
        </draw:custom-shape>
        <draw:custom-shape draw:style-name="Mgr4" draw:text-style-name="MP3" draw:layer="backgroundobjects" svg:width="9.534cm" svg:height="8.528cm" svg:x="13.935cm" svg:y="8.202cm">
          <text:p/>
          <draw:enhanced-geometry svg:viewBox="0 0 2153 1930" draw:type="non-primitive" draw:enhanced-path="M 1842 851  L 1937 1019  L 2051 1168  L 2117 1246  L 2153 1294  L 1889 977  L 1860 929  L 1782 1240  L 1770 1486  L 1818 1906  L 1788 1930  L 1746 1534  L 1728 1288  L 1764 1085  L 1770 875  L 1268 1007  L 825 1132  L 323 1312  L 18 1420  L 311 1282  L 682 1144  L 1022 1037  L 1411 929  L 1692 815  L 1333 623  L 861 515  L 227 161  L 0 83  L 329 179  L 712 383  L 933 491  L 1351 593  L 1650 743  L 1423 461  L 1286 191  L 1154 0  L 1339 215  L 1489 485  L 1746 803  L 1842 851  L 1842 851  Z N"/>
        </draw:custom-shape>
      </draw:g>
      <draw:frame presentation:style-name="Title1-title" draw:layer="backgroundobjects" svg:width="21.59cm" svg:height="5.292cm" svg:x="1.905cm" svg:y="6.35cm" presentation:class="title" presentation:placeholder="true">
        <draw:text-box/>
      </draw:frame>
      <draw:frame presentation:style-name="Title1-subtitle" draw:layer="backgroundobjects" svg:width="17.78cm" svg:height="4.233cm" svg:x="3.81cm" svg:y="12.276cm" presentation:class="subtitle" presentation:placeholder="true">
        <draw:text-box/>
      </draw:frame>
      <draw:frame presentation:style-name="Mpr7" draw:text-style-name="MP10" draw:layer="backgroundobjects" svg:width="3.175cm" svg:height="1.27cm" svg:x="1.269cm" svg:y="17.357cm" presentation:class="date-time">
        <draw:text-box>
          <text:list text:style-name="ML3">
            <text:list-header>
              <text:p text:style-name="MP9"><text:span text:style-name="MT5"><presentation:date-time/></text:span></text:p>
            </text:list-header>
          </text:list>
        </draw:text-box>
      </draw:frame>
      <draw:frame presentation:style-name="Mpr8" draw:text-style-name="MP12" draw:layer="backgroundobjects" svg:width="16.298cm" svg:height="1.27cm" svg:x="4.657cm" svg:y="17.357cm" presentation:class="footer">
        <draw:text-box>
          <text:list text:style-name="ML3">
            <text:list-header>
              <text:p text:style-name="MP11"><text:span text:style-name="MT5"><presentation:footer/></text:span></text:p>
            </text:list-header>
          </text:list>
        </draw:text-box>
      </draw:frame>
      <draw:frame presentation:style-name="Mpr9" draw:text-style-name="MP14" draw:layer="backgroundobjects" svg:width="2.963cm" svg:height="1.27cm" svg:x="21.166cm" svg:y="17.357cm" presentation:class="page-number">
        <draw:text-box>
          <text:list text:style-name="ML3">
            <text:list-header>
              <text:p text:style-name="MP13"><text:span text:style-name="MT6"><text:page-number>&lt;number&gt;</text:page-number></text:span><text:span text:style-name="MT7"> от 32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2" draw:text-style-name="MP4" draw:layer="backgroundobjects" svg:width="19.05cm" svg:height="25.4cm" svg:x="0cm" svg:y="0cm">
          <text:p/>
        </draw:rect>
        <draw:frame presentation:style-name="Mpr10" draw:text-style-name="MP6" draw:layer="backgroundobjects" svg:width="8.255cm" svg:height="1.27cm" svg:x="-0.001cm" svg:y="0cm" presentation:class="header">
          <draw:text-box>
            <text:list text:style-name="ML4">
              <text:list-header>
                <text:p text:style-name="MP5"><text:span text:style-name="MT4"><presentation:header/></text:span></text:p>
              </text:list-header>
            </text:list>
          </draw:text-box>
        </draw:frame>
        <draw:frame presentation:style-name="Mpr11" draw:text-style-name="MP8" draw:layer="backgroundobjects" svg:width="8.255cm" svg:height="1.27cm" svg:x="10.79cm" svg:y="0cm" presentation:class="date-time">
          <draw:text-box>
            <text:list text:style-name="ML4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6" draw:layer="backgroundobjects" svg:width="8.255cm" svg:height="1.27cm" svg:x="-0.001cm" svg:y="24.126cm" presentation:class="footer">
          <draw:text-box>
            <text:list text:style-name="ML4">
              <text:list-header>
                <text:p text:style-name="MP5"><text:span text:style-name="MT4"><presentation:footer/></text:span></text:p>
              </text:list-header>
            </text:list>
          </draw:text-box>
        </draw:frame>
        <draw:frame presentation:style-name="Mpr13" draw:text-style-name="MP8" draw:layer="backgroundobjects" svg:width="8.255cm" svg:height="1.27cm" svg:x="10.79cm" svg:y="24.126cm" presentation:class="page-number">
          <draw:text-box>
            <text:list text:style-name="ML4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10-11T16:13:09.713813216</dc:date>
    <meta:editing-cycles>58</meta:editing-cycles>
    <meta:editing-duration>PT1H19M12S</meta:editing-duration>
    <meta:generator>LibreOffice/4.2.8.2$Linux_X86_64 LibreOffice_project/420m0$Build-2</meta:generator>
    <meta:document-statistic meta:object-count="115"/>
    <meta:user-defined meta:name="Version" meta:value-type="float">1</meta:user-defined>
  </office:meta>
</office:document-meta>
</file>